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4.392cm" style:rel-column-width="16918*"/>
    </style:style>
    <style:style style:name="Таблица1.B" style:family="table-column">
      <style:table-column-properties style:column-width="8.176cm" style:rel-column-width="31493*"/>
    </style:style>
    <style:style style:name="Таблица1.C" style:family="table-column">
      <style:table-column-properties style:column-width="4.445cm" style:rel-column-width="17124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4.392cm" style:rel-column-width="16918*"/>
    </style:style>
    <style:style style:name="Таблица2.B" style:family="table-column">
      <style:table-column-properties style:column-width="8.176cm" style:rel-column-width="31493*"/>
    </style:style>
    <style:style style:name="Таблица2.C" style:family="table-column">
      <style:table-column-properties style:column-width="4.445cm" style:rel-column-width="17124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Параметры" style:family="table">
      <style:table-properties style:width="17.013cm" fo:margin-left="0cm" fo:margin-right="-0.012cm" table:align="margins"/>
    </style:style>
    <style:style style:name="Параметры.A" style:family="table-column">
      <style:table-column-properties style:column-width="4.392cm" style:rel-column-width="16918*"/>
    </style:style>
    <style:style style:name="Параметры.B" style:family="table-column">
      <style:table-column-properties style:column-width="8.176cm" style:rel-column-width="31493*"/>
    </style:style>
    <style:style style:name="Параметры.C" style:family="table-column">
      <style:table-column-properties style:column-width="4.445cm" style:rel-column-width="17124*"/>
    </style:style>
    <style:style style:name="Параметры.A1" style:family="table-cell">
      <style:table-cell-properties fo:padding="0.097cm" fo:border-left="0.002cm solid #000000" fo:border-right="none" fo:border-top="0.002cm solid #000000" fo:border-bottom="0.002cm solid #000000"/>
    </style:style>
    <style:style style:name="Параметры.C1" style:family="table-cell">
      <style:table-cell-properties fo:padding="0.097cm" fo:border="0.002cm solid #000000"/>
    </style:style>
    <style:style style:name="Параметры.A2" style:family="table-cell">
      <style:table-cell-properties fo:padding="0.097cm" fo:border-left="0.002cm solid #000000" fo:border-right="none" fo:border-top="none" fo:border-bottom="0.002cm solid #000000"/>
    </style:style>
    <style:style style:name="Параметры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Параметры.C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4.392cm" style:rel-column-width="16918*"/>
    </style:style>
    <style:style style:name="Таблица3.B" style:family="table-column">
      <style:table-column-properties style:column-width="8.176cm" style:rel-column-width="31493*"/>
    </style:style>
    <style:style style:name="Таблица3.C" style:family="table-column">
      <style:table-column-properties style:column-width="4.445cm" style:rel-column-width="17124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4.392cm" style:rel-column-width="16918*"/>
    </style:style>
    <style:style style:name="Таблица4.B" style:family="table-column">
      <style:table-column-properties style:column-width="8.176cm" style:rel-column-width="31493*"/>
    </style:style>
    <style:style style:name="Таблица4.C" style:family="table-column">
      <style:table-column-properties style:column-width="4.445cm" style:rel-column-width="17124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C1" style:family="table-cell">
      <style:table-cell-properties fo:padding="0.097cm" fo:border="0.002cm solid #000000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4.392cm" style:rel-column-width="16918*"/>
    </style:style>
    <style:style style:name="Таблица5.B" style:family="table-column">
      <style:table-column-properties style:column-width="8.176cm" style:rel-column-width="31493*"/>
    </style:style>
    <style:style style:name="Таблица5.C" style:family="table-column">
      <style:table-column-properties style:column-width="4.445cm" style:rel-column-width="17124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3.836cm" style:rel-column-width="14778*"/>
    </style:style>
    <style:style style:name="Таблица6.B" style:family="table-column">
      <style:table-column-properties style:column-width="10.742cm" style:rel-column-width="41379*"/>
    </style:style>
    <style:style style:name="Таблица6.C" style:family="table-column">
      <style:table-column-properties style:column-width="2.434cm" style:rel-column-width="9378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C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6.C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4.392cm" style:rel-column-width="16918*"/>
    </style:style>
    <style:style style:name="Таблица7.B" style:family="table-column">
      <style:table-column-properties style:column-width="8.176cm" style:rel-column-width="31493*"/>
    </style:style>
    <style:style style:name="Таблица7.C" style:family="table-column">
      <style:table-column-properties style:column-width="4.445cm" style:rel-column-width="17124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C1" style:family="table-cell">
      <style:table-cell-properties fo:padding="0.097cm" fo:border="0.002cm solid #000000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4.392cm" style:rel-column-width="16918*"/>
    </style:style>
    <style:style style:name="Таблица8.B" style:family="table-column">
      <style:table-column-properties style:column-width="8.176cm" style:rel-column-width="31493*"/>
    </style:style>
    <style:style style:name="Таблица8.C" style:family="table-column">
      <style:table-column-properties style:column-width="4.445cm" style:rel-column-width="17124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C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8.C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4.392cm" style:rel-column-width="16918*"/>
    </style:style>
    <style:style style:name="Таблица9.B" style:family="table-column">
      <style:table-column-properties style:column-width="8.176cm" style:rel-column-width="31493*"/>
    </style:style>
    <style:style style:name="Таблица9.C" style:family="table-column">
      <style:table-column-properties style:column-width="4.445cm" style:rel-column-width="17124*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.C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9.C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start" style:justify-single-word="false"/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0">БК16</text:p>
      <text:p text:style-name="P8"/>
      <text:p text:style-name="P8"/>
      <text:p text:style-name="P8"/>
      <text:p text:style-name="P8"/>
      <text:p text:style-name="P8">Запрос типа устройства и идентификатора.</text:p>
      <text:p text:style-name="P8"/>
      <text:p text:style-name="P5"><text:span text:style-name="T1">Команда:</text:span> 1</text:p>
      <text:p text:style-name="P3"/>
      <text:p text:style-name="P11">Параметры команды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">Наименование</text:p>
          </table:table-cell>
          <table:table-cell table:style-name="Таблица1.A1" office:value-type="string">
            <text:p text:style-name="P4">Формат</text:p>
          </table:table-cell>
          <table:table-cell table:style-name="Таблица1.C1" office:value-type="string">
            <text:p text:style-name="P13">Размер (байт)</text:p>
          </table:table-cell>
        </table:table-row>
      </table:table>
      <text:p text:style-name="P3"/>
      <text:p text:style-name="P3"/>
      <text:p text:style-name="P9">Ответ: </text:p>
      <text:p text:style-name="P5"/>
      <text:p text:style-name="P5">Параметры ответа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4">Наименование</text:p>
          </table:table-cell>
          <table:table-cell table:style-name="Таблица2.A1" office:value-type="string">
            <text:p text:style-name="P4">Формат</text:p>
          </table:table-cell>
          <table:table-cell table:style-name="Таблица2.C1" office:value-type="string">
            <text:p text:style-name="P13">Размер (байт)</text:p>
          </table:table-cell>
        </table:table-row>
        <table:table-row>
          <table:table-cell table:style-name="Таблица2.A2" office:value-type="string">
            <text:p text:style-name="P4">Тип</text:p>
          </table:table-cell>
          <table:table-cell table:style-name="Таблица2.A2" office:value-type="string">
            <text:p text:style-name="P4"/>
          </table:table-cell>
          <table:table-cell table:style-name="Таблица2.C2" office:value-type="float" office:value="1">
            <text:p text:style-name="P13">1</text:p>
          </table:table-cell>
        </table:table-row>
        <table:table-row>
          <table:table-cell table:style-name="Таблица2.A2" office:value-type="string">
            <text:p text:style-name="P4">Идентификатор</text:p>
          </table:table-cell>
          <table:table-cell table:style-name="Таблица2.A2" office:value-type="string">
            <text:p text:style-name="P4"/>
          </table:table-cell>
          <table:table-cell table:style-name="Таблица2.C2" office:value-type="float" office:value="1">
            <text:p text:style-name="P13">1</text:p>
          </table:table-cell>
        </table:table-row>
      </table:table>
      <text:p text:style-name="P9"/>
      <text:p text:style-name="P8"/>
      <text:p text:style-name="P8"/>
      <text:p text:style-name="P8">Данные конфигурации для БК16.</text:p>
      <text:p text:style-name="P2"/>
      <text:p text:style-name="P2"/>
      <text:p text:style-name="P2"/>
      <text:p text:style-name="P5"><text:span text:style-name="T1">Команда:</text:span> 2</text:p>
      <text:p text:style-name="P3"/>
      <text:p text:style-name="P11">Параметры команды:</text:p>
      <table:table table:name="Параметры" table:style-name="Параметры">
        <table:table-column table:style-name="Параметры.A"/>
        <table:table-column table:style-name="Параметры.B"/>
        <table:table-column table:style-name="Параметры.C"/>
        <table:table-row>
          <table:table-cell table:style-name="Параметры.A1" office:value-type="string">
            <text:p text:style-name="P4">Наименование</text:p>
          </table:table-cell>
          <table:table-cell table:style-name="Параметры.A1" office:value-type="string">
            <text:p text:style-name="P4">Формат</text:p>
          </table:table-cell>
          <table:table-cell table:style-name="Параметры.C1" office:value-type="string">
            <text:p text:style-name="P13">Размер (байт)</text:p>
          </table:table-cell>
        </table:table-row>
        <table:table-row>
          <table:table-cell table:style-name="Параметры.A2" office:value-type="string">
            <text:p text:style-name="P2">Количество плат</text:p>
          </table:table-cell>
          <table:table-cell table:style-name="Параметры.A2" office:value-type="string">
            <text:p text:style-name="P1"/>
          </table:table-cell>
          <table:table-cell table:style-name="Параметры.C2" office:value-type="float" office:value="1">
            <text:p text:style-name="P12">1</text:p>
          </table:table-cell>
        </table:table-row>
        <table:table-row>
          <table:table-cell table:style-name="Параметры.A2" office:value-type="string">
            <text:p text:style-name="P2">Список адресов</text:p>
          </table:table-cell>
          <table:table-cell table:style-name="Параметры.A2" office:value-type="string">
            <text:p text:style-name="P2">Каждый байт — адрес платы</text:p>
          </table:table-cell>
          <table:table-cell table:style-name="Параметры.C3" office:value-type="string">
            <text:p text:style-name="P2">Количество плат</text:p>
          </table:table-cell>
        </table:table-row>
        <table:table-row>
          <table:table-cell table:style-name="Параметры.A2" office:value-type="string">
            <text:p text:style-name="P12">Конфигурация входов</text:p>
          </table:table-cell>
          <table:table-cell table:style-name="Параметры.A2" office:value-type="string">
            <text:p text:style-name="P12">Каждые 8 байт — это список конфигурации входов для платы. Каждый из этих 8 байт — значение конфигурации входа. <text:span text:style-name="T2">0 – </text:span><text:span text:style-name="T3">не используется, 1 - нормально открытый, 2 — нормально закрытый</text:span></text:p>
          </table:table-cell>
          <table:table-cell table:style-name="Параметры.C3" office:value-type="string">
            <text:p text:style-name="P2">Количество_плат * 8</text:p>
          </table:table-cell>
        </table:table-row>
      </table:table>
      <text:p text:style-name="P3"/>
      <text:p text:style-name="P3"/>
      <text:p text:style-name="P9">Ответ: </text:p>
      <text:p text:style-name="P5"/>
      <text:p text:style-name="P5">Параметры ответа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4">Наименование</text:p>
          </table:table-cell>
          <table:table-cell table:style-name="Таблица3.A1" office:value-type="string">
            <text:p text:style-name="P4">Формат</text:p>
          </table:table-cell>
          <table:table-cell table:style-name="Таблица3.C1" office:value-type="string">
            <text:p text:style-name="P13">Размер (байт)</text:p>
          </table:table-cell>
        </table:table-row>
        <table:table-row>
          <table:table-cell table:style-name="Таблица3.A2" office:value-type="string">
            <text:p text:style-name="P6">Результат</text:p>
          </table:table-cell>
          <table:table-cell table:style-name="Таблица3.A2" office:value-type="string">
            <text:p text:style-name="P6">0 — нормально, не 0 — не нормально</text:p>
          </table:table-cell>
          <table:table-cell table:style-name="Таблица3.C2" office:value-type="float" office:value="1">
            <text:p text:style-name="P14">1</text:p>
          </table:table-cell>
        </table:table-row>
      </table:table>
      <text:p text:style-name="P9"><text:soft-page-break/></text:p>
      <text:p text:style-name="P9"/>
      <text:p text:style-name="P8">Запрос состояний.</text:p>
      <text:p text:style-name="P8"/>
      <text:p text:style-name="P5"><text:span text:style-name="T1">Команда:</text:span> 3</text:p>
      <text:p text:style-name="P3"/>
      <text:p text:style-name="P11">Параметры команды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4">Наименование</text:p>
          </table:table-cell>
          <table:table-cell table:style-name="Таблица4.A1" office:value-type="string">
            <text:p text:style-name="P4">Формат</text:p>
          </table:table-cell>
          <table:table-cell table:style-name="Таблица4.C1" office:value-type="string">
            <text:p text:style-name="P13">Размер (байт)</text:p>
          </table:table-cell>
        </table:table-row>
      </table:table>
      <text:p text:style-name="P3"/>
      <text:p text:style-name="P3"/>
      <text:p text:style-name="P9">Ответ: </text:p>
      <text:p text:style-name="P5"/>
      <text:p text:style-name="P5">Параметры ответа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4">Наименование</text:p>
          </table:table-cell>
          <table:table-cell table:style-name="Таблица5.A1" office:value-type="string">
            <text:p text:style-name="P4">Формат</text:p>
          </table:table-cell>
          <table:table-cell table:style-name="Таблица5.C1" office:value-type="string">
            <text:p text:style-name="P13">Размер (байт)</text:p>
          </table:table-cell>
        </table:table-row>
        <table:table-row>
          <table:table-cell table:style-name="Таблица5.A2" office:value-type="string">
            <text:p text:style-name="P6">Состояние завершения инициализации устройства</text:p>
          </table:table-cell>
          <table:table-cell table:style-name="Таблица5.A2" office:value-type="string">
            <text:p text:style-name="P7">0 — не завершена</text:p>
            <text:p text:style-name="P7">1 - завершена</text:p>
          </table:table-cell>
          <table:table-cell table:style-name="Таблица5.C2" office:value-type="float" office:value="1">
            <text:p text:style-name="P14">1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8">Установка выходов.</text:p>
      <text:p text:style-name="P8"/>
      <text:p text:style-name="P5"><text:span text:style-name="T1">Команда:</text:span> 4</text:p>
      <text:p text:style-name="P3"/>
      <text:p text:style-name="P11">Параметры команды: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4">Наименование</text:p>
          </table:table-cell>
          <table:table-cell table:style-name="Таблица6.A1" office:value-type="string">
            <text:p text:style-name="P4">Формат</text:p>
          </table:table-cell>
          <table:table-cell table:style-name="Таблица6.C1" office:value-type="string">
            <text:p text:style-name="P13">Размер (байт)</text:p>
          </table:table-cell>
        </table:table-row>
        <table:table-row>
          <table:table-cell table:style-name="Таблица6.A2" office:value-type="string">
            <text:p text:style-name="P6">Количество устанавливаемых выходов</text:p>
          </table:table-cell>
          <table:table-cell table:style-name="Таблица6.A2" office:value-type="string">
            <text:p text:style-name="P6"/>
          </table:table-cell>
          <table:table-cell table:style-name="Таблица6.C2" office:value-type="float" office:value="2">
            <text:p text:style-name="P14">2</text:p>
          </table:table-cell>
        </table:table-row>
        <table:table-row>
          <table:table-cell table:style-name="Таблица6.A2" office:value-type="string">
            <text:p text:style-name="P6">Список выходов и состояний</text:p>
          </table:table-cell>
          <table:table-cell table:style-name="Таблица6.A2" office:value-type="string">
            <text:p text:style-name="P7">Для каждого выхода по два байта:</text:p>
            <text:p text:style-name="P7">Первые два байта — номер выхода:</text:p>
            <text:p text:style-name="P7"/>
            <text:p text:style-name="P7">целая часть<text:span text:style-name="T2">[</text:span>(номер_выхода / 8) + <text:span text:style-name="T2">1] - </text:span>адрес_платы_БК16</text:p>
            <text:p text:style-name="P7">остаток <text:span text:style-name="T2">[</text:span>(номер_выхода / 8)<text:span text:style-name="T2">] – </text:span>номер выхода на плате (от 0 до 7)</text:p>
            <text:p text:style-name="P7"/>
            <text:p text:style-name="P7">3-й байт — новое состояние выхода (0 — выключен, 1 - включен)</text:p>
          </table:table-cell>
          <table:table-cell table:style-name="Таблица6.C3" office:value-type="string">
            <text:p text:style-name="P6">Количество_устанавливаемых_выходов * 3</text:p>
          </table:table-cell>
        </table:table-row>
      </table:table>
      <text:p text:style-name="P3"/>
      <text:p text:style-name="P3"/>
      <text:p text:style-name="P9">Ответ: </text:p>
      <text:p text:style-name="P5"/>
      <text:p text:style-name="P5">Параметры ответа: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4">Наименование</text:p>
          </table:table-cell>
          <table:table-cell table:style-name="Таблица7.A1" office:value-type="string">
            <text:p text:style-name="P4">Формат</text:p>
          </table:table-cell>
          <table:table-cell table:style-name="Таблица7.C1" office:value-type="string">
            <text:p text:style-name="P13">Размер (байт)</text:p>
          </table:table-cell>
        </table:table-row>
      </table:table>
      <text:p text:style-name="P9"><text:soft-page-break/></text:p>
      <text:p text:style-name="P8"/>
      <text:p text:style-name="P8"/>
      <text:p text:style-name="P8"/>
      <text:p text:style-name="P8">Запрос состояние входов и состояния линий связи с БК16.</text:p>
      <text:p text:style-name="P8"/>
      <text:p text:style-name="P5"><text:span text:style-name="T1">Команда:</text:span> 5</text:p>
      <text:p text:style-name="P3"/>
      <text:p text:style-name="P11">Параметры команды: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4">Наименование</text:p>
          </table:table-cell>
          <table:table-cell table:style-name="Таблица8.A1" office:value-type="string">
            <text:p text:style-name="P4">Формат</text:p>
          </table:table-cell>
          <table:table-cell table:style-name="Таблица8.C1" office:value-type="string">
            <text:p text:style-name="P13">Размер (байт)</text:p>
          </table:table-cell>
        </table:table-row>
        <table:table-row>
          <table:table-cell table:style-name="Таблица8.A2" office:value-type="string">
            <text:p text:style-name="P6">Количество запрашиваемых входов</text:p>
          </table:table-cell>
          <table:table-cell table:style-name="Таблица8.A2" office:value-type="string">
            <text:p text:style-name="P6"/>
          </table:table-cell>
          <table:table-cell table:style-name="Таблица8.C2" office:value-type="float" office:value="2">
            <text:p text:style-name="P14">2</text:p>
          </table:table-cell>
        </table:table-row>
        <table:table-row>
          <table:table-cell table:style-name="Таблица8.A2" office:value-type="string">
            <text:p text:style-name="P6">Список номеров входов</text:p>
          </table:table-cell>
          <table:table-cell table:style-name="Таблица8.A2" office:value-type="string">
            <text:p text:style-name="P7">Для каждого входа по два байта:</text:p>
            <text:p text:style-name="P7"/>
            <text:p text:style-name="P7">целая часть<text:span text:style-name="T2">[</text:span>(номер_входа / 8) + <text:span text:style-name="T2">1] - </text:span>адрес_платы_БК16</text:p>
            <text:p text:style-name="P7">остаток <text:span text:style-name="T2">[</text:span>(номер_входа / 8)<text:span text:style-name="T2">] – </text:span>номер входа на плате (от 0 до 7)</text:p>
          </table:table-cell>
          <table:table-cell table:style-name="Таблица8.C3" office:value-type="string">
            <text:p text:style-name="P6">Количество_запрашиваемых_входов * 2</text:p>
          </table:table-cell>
        </table:table-row>
      </table:table>
      <text:p text:style-name="P3"/>
      <text:p text:style-name="P3"/>
      <text:p text:style-name="P9">Ответ: </text:p>
      <text:p text:style-name="P5"/>
      <text:p text:style-name="P5">Параметры ответа: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4">Наименование</text:p>
          </table:table-cell>
          <table:table-cell table:style-name="Таблица9.A1" office:value-type="string">
            <text:p text:style-name="P4">Формат</text:p>
          </table:table-cell>
          <table:table-cell table:style-name="Таблица9.C1" office:value-type="string">
            <text:p text:style-name="P13">Размер (байт)</text:p>
          </table:table-cell>
        </table:table-row>
        <table:table-row>
          <table:table-cell table:style-name="Таблица9.A2" office:value-type="string">
            <text:p text:style-name="P2">Количество входов</text:p>
          </table:table-cell>
          <table:table-cell table:style-name="Таблица9.A2" office:value-type="string">
            <text:p text:style-name="P1"/>
          </table:table-cell>
          <table:table-cell table:style-name="Таблица9.C2" office:value-type="float" office:value="2">
            <text:p text:style-name="P12">2</text:p>
          </table:table-cell>
        </table:table-row>
        <table:table-row>
          <table:table-cell table:style-name="Таблица9.A2" office:value-type="string">
            <text:p text:style-name="P6">Список входов</text:p>
          </table:table-cell>
          <table:table-cell table:style-name="Таблица9.A2" office:value-type="string">
            <text:p text:style-name="P7">Для каждого входа по три байта: </text:p>
            <text:p text:style-name="P7">2 байта — номер входа</text:p>
            <text:p text:style-name="P7">1 байт - состояние входа (<text:span text:style-name="T2">0</text:span> — неопределенное состояние,<text:span text:style-name="T2">1</text:span> — выключен, <text:span text:style-name="T2">2—</text:span> включен, <text:s/>3 — КЗ, 4 — обрыв, 5 — ошибка).</text:p>
          </table:table-cell>
          <table:table-cell table:style-name="Таблица9.C3" office:value-type="string">
            <text:p text:style-name="P6">Количество_запрашиваемых_входов * 3</text:p>
          </table:table-cell>
        </table:table-row>
        <table:table-row>
          <table:table-cell table:style-name="Таблица9.A2" office:value-type="string">
            <text:p text:style-name="P6">Связь с платами БК16</text:p>
          </table:table-cell>
          <table:table-cell table:style-name="Таблица9.A2" office:value-type="string">
            <text:p text:style-name="P7">По 2 байта на плату.</text:p>
            <text:p text:style-name="P7">1-й байт — адрес платы</text:p>
            <text:p text:style-name="P7">2-й байт: 0 — есть связь</text:p>
            <text:p text:style-name="P7"><text:s text:c="17"/>не 0 — ошибка</text:p>
          </table:table-cell>
          <table:table-cell table:style-name="Таблица9.C3" office:value-type="string">
            <text:p text:style-name="P6">Количество_плат * 2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4:17:52.75</meta:creation-date>
    <dc:date>2011-03-24T14:38:39.74</dc:date>
    <meta:editing-duration>PT3H8M12S</meta:editing-duration>
    <meta:editing-cycles>43</meta:editing-cycles>
    <meta:generator>OpenOffice.org/3.3$Win32 OpenOffice.org_project/330m20$Build-9567</meta:generator>
    <meta:print-date>2011-03-16T15:05:25.46</meta:print-date>
    <meta:document-statistic meta:table-count="10" meta:image-count="0" meta:object-count="0" meta:page-count="3" meta:paragraph-count="104" meta:word-count="333" meta:character-count="2099"/>
  </office:meta>
</office:document-meta>
</file>